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officeooo:paragraph-rsid="0014c22a"/>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text:span><text:soft-page-break/><text:span text:style-name="T1">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text:span><text:soft-page-break/><text:span text:style-name="T1">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text:span><text:soft-page-break/><text:span text:style-name="T1">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text:span><text:soft-page-break/><text:span text:style-name="T1">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text:span><text:soft-page-break/><text:span text:style-name="T1">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text:span><text:soft-page-break/><text:span text:style-name="T1">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text:span><text:soft-page-break/><text:span text:style-name="T1">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text:span><text:soft-page-break/><text:span text:style-name="T1">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text:span><text:soft-page-break/><text:span text:style-name="T1">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text:span><text:soft-page-break/><text:span text:style-name="T1">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text:span><text:soft-page-break/><text:span text:style-name="T1">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text:span><text:soft-page-break/><text:span text:style-name="T1">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text:span><text:soft-page-break/><text:span text:style-name="T1">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text:span><text:soft-page-break/><text:span text:style-name="T1">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Минут в шесть с небольшим значительное лицо уже был пред подъездом своего дома. Бледный, перепуганный и без шинели, вместо того чтобы к Каролине Ивановне, он приехал к себе, доплелся кое-как до своей комнаты и провел ночь весьма в большом беспорядке, так что на другой день поутру за чаем дочь ему сказала прямо: «Ты сегодня совсем бледен, папа». Но папа молчал и никому ни слова о том, что с ним случилось, и где он был, и куда хотел ехать. Это происшествие сделало на него сильное впечатление. Он даже гораздо реже стал говорить подчиненным: «Как вы смеете, понимаете ли, кто перед вами?»; если же и произносил, то уж не прежде, как выслушавши сперва, в чем дело. Но еще более замечательно то, что с этих пор совершенно прекратилось появление чиновника-мертвеца: видно, генеральская шинель пришлась ему совершенно по плечам; по крайней мере, уже не было нигде слышно таких случаев, чтобы сдергивали с кого шинели. Впрочем, многие деятельные и заботливые люди никак не хотели успокоиться и поговаривали, что в дальних частях города все еще показывался чиновник-мертвец. И точно, один коломенский будочник видел собственными глазами, как показалось из-за одного дома привидение; но, будучи по природе своей несколько бессилен, так что один раз обыкновенный взрослый поросенок, кинувшись из какого-то частного дома, сшиб его с ног, к величайшему смеху стоявших вокруг извозчиков, с которых он вытребовал за такую издевку по грошу на табак, — итак, будучи бессилен, он не посмел остановить его, а так шел за ним в темноте до тех пор, пока наконец привидение вдруг оглянулось и, остановясь, спросило: «Тебе чего хочется?» — и показало такой кулак, какого и у живых не найдешь. Будочник сказал: «Ничего», — да и поворотил тот же час назад. Привидение, однако же, было уже гораздо выше ростом, носило преогромные усы и, направив шаги, как казалось, к Обухову мосту, скрылось совершенно в ночной темноте.</text:span> <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text:span><text:soft-page-break/><text:span text:style-name="T1">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text:span><text:soft-page-break/><text:span text:style-name="T1">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text:span><text:soft-page-break/><text:span text:style-name="T1">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text:span><text:soft-page-break/><text:span text:style-name="T1">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text:span><text:soft-page-break/><text:span text:style-name="T1">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text:span><text:soft-page-break/><text:span text:style-name="T1">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text:span><text:soft-page-break/><text:span text:style-name="T1">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text:span><text:soft-page-break/><text:span text:style-name="T1">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text:span><text:soft-page-break/><text:span text:style-name="T1">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text:span><text:soft-page-break/><text:span text:style-name="T1">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text:span><text:soft-page-break/><text:span text:style-name="T1">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text:span><text:soft-page-break/><text:span text:style-name="T1">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text:span><text:soft-page-break/><text:span text:style-name="T1">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text:span><text:soft-page-break/><text:span text:style-name="T1">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text:span><text:soft-page-break/><text:span text:style-name="T1">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text:span><text:soft-page-break/><text:span text:style-name="T1">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text:span><text:soft-page-break/><text:span text:style-name="T1">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text:span><text:soft-page-break/><text:span text:style-name="T1">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text:span><text:soft-page-break/><text:span text:style-name="T1">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text:span><text:soft-page-break/><text:span text:style-name="T1">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text:span><text:soft-page-break/><text:span text:style-name="T1">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text:span><text:soft-page-break/><text:span text:style-name="T1">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text:span><text:soft-page-break/><text:span text:style-name="T1">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text:span><text:soft-page-break/><text:span text:style-name="T1">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text:span><text:soft-page-break/><text:span text:style-name="T1">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text:span><text:soft-page-break/><text:span text:style-name="T1">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text:span><text:soft-page-break/><text:span text:style-name="T1">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text:span><text:soft-page-break/><text:span text:style-name="T1">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text:span><text:soft-page-break/><text:span text:style-name="T1">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text:span><text:soft-page-break/><text:span text:style-name="T1">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text:span><text:soft-page-break/><text:span text:style-name="T1">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text:span><text:soft-page-break/><text:span text:style-name="T1">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text:span><text:soft-page-break/><text:span text:style-name="T1">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text:span><text:soft-page-break/><text:span text:style-name="T1">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text:span><text:soft-page-break/><text:span text:style-name="T1">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text:span><text:soft-page-break/><text:span text:style-name="T1">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text:span><text:soft-page-break/><text:span text:style-name="T1">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text:span><text:soft-page-break/><text:span text:style-name="T1">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text:span><text:soft-page-break/><text:span text:style-name="T1">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text:span><text:soft-page-break/><text:span text:style-name="T1">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text:span><text:soft-page-break/><text:span text:style-name="T1">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text:span><text:soft-page-break/><text:span text:style-name="T1">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text:span><text:soft-page-break/><text:span text:style-name="T1">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text:span><text:soft-page-break/><text:span text:style-name="T1">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text:span><text:soft-page-break/><text:span text:style-name="T1">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text:span><text:soft-page-break/><text:span text:style-name="T1">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text:span><text:soft-page-break/><text:span text:style-name="T1">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text:span><text:soft-page-break/><text:span text:style-name="T1">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text:span><text:soft-page-break/><text:span text:style-name="T1">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text:span><text:soft-page-break/><text:span text:style-name="T1">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text:span><text:soft-page-break/><text:span text:style-name="T1">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text:span><text:soft-page-break/><text:span text:style-name="T1">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text:span><text:soft-page-break/><text:span text:style-name="T1">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text:span><text:soft-page-break/><text:span text:style-name="T1">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text:span><text:soft-page-break/><text:span text:style-name="T1">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text:span><text:soft-page-break/><text:span text:style-name="T1">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text:span><text:soft-page-break/><text:span text:style-name="T1">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text:span><text:soft-page-break/><text:span text:style-name="T1">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text:span><text:soft-page-break/><text:span text:style-name="T1">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text:span><text:soft-page-break/><text:span text:style-name="T1">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text:span><text:soft-page-break/><text:span text:style-name="T1">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text:span><text:soft-page-break/><text:span text:style-name="T1">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text:span><text:soft-page-break/><text:span text:style-name="T1">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text:span><text:soft-page-break/><text:span text:style-name="T1">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text:span><text:soft-page-break/><text:span text:style-name="T1">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text:span><text:soft-page-break/><text:span text:style-name="T1">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text:span><text:soft-page-break/><text:span text:style-name="T1">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6:00.008000000</meta:creation-date>
    <dc:date>2017-11-14T17:26:58.339000000</dc:date>
    <meta:editing-duration>PT16M7S</meta:editing-duration>
    <meta:editing-cycles>4</meta:editing-cycles>
    <meta:generator>LibreOffice/5.1.1.3$Windows_X86_64 LibreOffice_project/89f508ef3ecebd2cfb8e1def0f0ba9a803b88a6d</meta:generator>
    <meta:document-statistic meta:table-count="0" meta:image-count="0" meta:object-count="0" meta:page-count="82" meta:paragraph-count="1" meta:word-count="55311" meta:character-count="360749" meta:non-whitespace-character-count="304917"/>
  </office:meta>
</office:document-meta>
</file>